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19cd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f7830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2c578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3ffe0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6c060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9cdd" officeooo:paragraph-rsid="00119cd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dcf43" officeooo:paragraph-rsid="001fdc5b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style="normal" fo:font-weight="normal" officeooo:paragraph-rsid="00119cdd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style="normal" fo:font-weight="normal" officeooo:paragraph-rsid="0022c578" style:font-size-asian="12pt" style:font-style-asian="normal" style:font-weight-asian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</style:style>
    <style:style style:name="P20" style:family="paragraph">
      <loext:graphic-properties draw:fill="none" draw:fill-color="#729fcf"/>
      <style:paragraph-properties style:writing-mode="lr-tb"/>
    </style:style>
    <style:style style:name="P21" style:family="paragraph">
      <style:paragraph-properties fo:text-align="center" style:writing-mode="lr-tb"/>
      <style:text-properties fo:font-size="12pt"/>
    </style:style>
    <style:style style:name="P22" style:family="paragraph">
      <loext:graphic-properties draw:fill="none"/>
      <style:paragraph-properties fo:text-align="center" style:writing-mode="lr-tb"/>
      <style:text-properties fo:font-size="12pt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erif" fo:font-size="12pt" fo:font-style="normal" fo:font-weight="normal" officeooo:rsid="0022c578" style:font-size-asian="12pt" style:font-style-asian="normal" style:font-weight-asian="normal"/>
    </style:style>
    <style:style style:name="T2" style:family="text">
      <style:text-properties style:font-name="Liberation Serif" fo:font-size="12pt" fo:font-style="normal" fo:font-weight="normal" officeooo:rsid="00272531" style:font-size-asian="12pt" style:font-style-asian="normal" style:font-weight-asian="normal"/>
    </style:style>
    <style:style style:name="T3" style:family="text">
      <style:text-properties officeooo:rsid="0027253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njaliOldLipi" fo:font-size="12pt" style:font-size-asian="12pt" style:font-size-complex="12pt"/>
    </style:style>
    <style:style style:name="T6" style:family="text">
      <style:text-properties style:font-name="AnjaliOldLipi" fo:font-size="10pt" style:font-size-asian="10pt" style:font-size-complex="10pt"/>
    </style:style>
    <style:style style:name="T7" style:family="text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2__20_Dots_20_1_20_Dash" svg:stroke-color="#000000" draw:fill="none" draw:fill-color="#ffffff" fo:min-height="12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429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826cm" fo:min-width="8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0.674cm" fo:min-width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822cm" fo:min-width="1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378cm" fo:min-width="1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fill-color="#729fcf" draw:textarea-horizontal-align="justify" draw:textarea-vertical-align="middle" draw:auto-grow-height="false" fo:min-height="1.647cm" fo:min-width="2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1.508cm" fo:min-width="2.61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2.071cm" fo:min-width="3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5.039cm" fo:padding-top="-0.098cm" fo:padding-bottom="-0.098cm" fo:padding-left="-0.098cm" fo:padding-right="-0.09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1.508cm" fo:min-width="2.61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<draw:frame text:anchor-type="paragraph" draw:z-index="1" draw:name="Shape4" draw:style-name="gr12" draw:text-style-name="P23" svg:width="8.309cm" svg:height="4.843cm" svg:x="-0.231cm" svg:y="0.436cm"><draw:text-box><text:p><text:tab/></text:p><text:p><text:tab/>1 – vol, comp, larg, alt</text:p><text:p/><text:p><text:tab/>2 – comp, larg, alt</text:p><text:p/><text:p><text:tab/>3 – vol = comp * larg * alt</text:p><text:p/><text:p><text:tab/>4 – vol</text:p></draw:text-box></draw:frame></text:p>
      <text:p text:style-name="P6"><text:tab/><text:tab/><text:tab/><text:tab/><text:tab/><text:tab/><text:tab/><text:tab/></text:p>
      <text:p text:style-name="P6"/>
      <text:p text:style-name="P3"><draw:custom-shape text:anchor-type="paragraph" draw:z-index="11" draw:name="Shape1" draw:style-name="gr6" draw:text-style-name="P16" svg:width="1.773cm" svg:height="0.953cm" svg:x="10.035cm" svg:y="0.801cm"><text:p text:style-name="P15"><text:s/>Ini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tab/><text:tab/><text:tab/><text:tab/><text:tab/><text:tab/><text:tab/><text:tab/><text:tab/><text:tab/><text:tab/><text:tab/><text:tab/><text:tab/></text:p>
      <text:p text:style-name="P8"><draw:line text:anchor-type="paragraph" draw:z-index="15" draw:name="Shape2" draw:style-name="gr1" draw:text-style-name="P11" svg:x1="10.913cm" svg:y1="0.884cm" svg:x2="10.913cm" svg:y2="1.413cm"><text:p/></draw:line><text:tab/><text:tab/><text:tab/></text:p>
      <text:p text:style-name="P2"><text:tab/><text:tab/> <text:tab/></text:p>
      <text:p text:style-name="P9"><draw:custom-shape text:anchor-type="paragraph" draw:z-index="3" draw:name="Shape3" draw:style-name="gr10" draw:text-style-name="P18" svg:width="2.62cm" svg:height="1.509cm" svg:x="0cm" svg:y="0cm"><text:p text:style-name="P15">Configura </text:p><text:p text:style-name="P15">Idioma</text:p><draw:enhanced-geometry svg:viewBox="0 0 21600 21600" draw:type="rectangle" draw:enhanced-path="M 0 0 L 21600 0 21600 21600 0 21600 0 0 Z N"/></draw:custom-shape><text:tab/><text:tab/><text:tab/><text:tab/></text:p>
      <text:p text:style-name="P9"><draw:custom-shape text:anchor-type="paragraph" draw:z-index="0" draw:name="Shape3" draw:style-name="gr13" draw:text-style-name="P18" svg:width="2.62cm" svg:height="1.509cm" svg:x="9.569cm" svg:y="0.072cm"><text:p text:style-name="P15"><text:s/>Limpa Tela</text:p><draw:enhanced-geometry svg:viewBox="0 0 21600 21600" draw:type="rectangle" draw:enhanced-path="M 0 0 L 21600 0 21600 21600 0 21600 0 0 Z N"/></draw:custom-shape><draw:line text:anchor-type="paragraph" draw:z-index="4" draw:name="Shape5" draw:style-name="gr2" draw:text-style-name="P12" svg:x1="12.698cm" svg:y1="0.942cm" svg:x2="13.254cm" svg:y2="0.942cm"><text:p/></draw:line><draw:line text:anchor-type="paragraph" draw:z-index="19" draw:name="Shape6" draw:style-name="gr2" draw:text-style-name="P12" svg:x1="15.102cm" svg:y1="1.891cm" svg:x2="15.102cm" svg:y2="2.473cm"><text:p/></draw:line><draw:custom-shape text:anchor-type="paragraph" draw:z-index="2" draw:name="Shape3" draw:style-name="gr11" draw:text-style-name="P22" svg:width="3.601cm" svg:height="2.072cm" svg:x="13.453cm" svg:y="2.679cm"><text:p text:style-name="P21"><text:span text:style-name="T7">var vol = 0</text:span></text:p><text:p text:style-name="P21"><text:span text:style-name="T7">var alt= 0</text:span></text:p><text:p text:style-name="P21"><text:span text:style-name="T7">var larg = 0</text:span></text:p><text:p text:style-name="P21"><text:span text:style-name="T7">Var comp = 0</text:span></text:p><draw:enhanced-geometry svg:viewBox="0 0 21600 21600" draw:type="rectangle" draw:enhanced-path="M 0 0 L 21600 0 21600 21600 0 21600 0 0 Z N"/></draw:custom-shape><draw:custom-shape text:anchor-type="paragraph" draw:z-index="6" draw:name="Shape8" draw:style-name="gr9" draw:text-style-name="P20" svg:width="2.793cm" svg:height="2.054cm" svg:x="9.499cm" svg:y="2.464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text:tab/><text:tab/><text:tab/><text:tab/><text:tab/></text:p>
      <text:p text:style-name="P10"><text:tab/><text:tab/><text:tab/><text:tab/></text:p>
      <text:p text:style-name="P10"><draw:frame text:anchor-type="paragraph" draw:z-index="16" draw:name="Shape17" draw:style-name="gr3" draw:text-style-name="P14" svg:width="8.617cm" svg:height="12.307cm" svg:x="-0.273cm" svg:y="0.379cm"><draw:text-box><text:p text:style-name="P11"><text:span text:style-name="T4"/></text:p><text:p text:style-name="P13"><text:span text:style-name="T5"><text:tab/></text:span><text:span text:style-name="T5">1 – apagar a tela</text:span></text:p><text:p text:style-name="P13"><text:span text:style-name="T5"/></text:p><text:p text:style-name="P13"><text:span text:style-name="T5"><text:tab/></text:span><text:span text:style-name="T5">2- configurar idioma</text:span></text:p><text:p text:style-name="P13"><text:span text:style-name="T5"/></text:p><text:p text:style-name="P13"><text:span text:style-name="T5"><text:tab/></text:span><text:span text:style-name="T5">3 – Criar variaveis </text:span></text:p><text:p text:style-name="P13"><text:span text:style-name="T5"><text:tab/></text:span><text:span text:style-name="T5">alt = 0, larg = 0</text:span></text:p><text:p text:style-name="P13"><text:span text:style-name="T5"><text:tab/></text:span><text:span text:style-name="T5">comp = 0, vol = 0</text:span></text:p><text:p text:style-name="P13"><text:span text:style-name="T5"/></text:p><text:p text:style-name="P13"><text:span text:style-name="T5"><text:tab/></text:span><text:span text:style-name="T5">4 - Ler variáveis alt, larg e comp</text:span></text:p><text:p text:style-name="P13"><text:span text:style-name="T5"/></text:p><text:p text:style-name="P13"><text:span text:style-name="T5"><text:tab/></text:span><text:span text:style-name="T5">5 – Caucular </text:span></text:p><text:p text:style-name="P13"><text:span text:style-name="T5"><text:tab/></text:span><text:span text:style-name="T5">vol = larg * alt * comp</text:span></text:p><text:p text:style-name="P13"><text:span text:style-name="T6"/></text:p><text:p text:style-name="P13"><text:span text:style-name="T5"><text:tab/></text:span><text:span text:style-name="T5">6 - Exibir vol</text:span></text:p><text:p text:style-name="P13"><text:span text:style-name="T5"/></text:p><text:p text:style-name="P13"><text:span text:style-name="T5"><text:tab/></text:span><text:span text:style-name="T5">7 Pular uma linha</text:span></text:p><text:p text:style-name="P13"><text:span text:style-name="T5"><text:tab/></text:span><text:span text:style-name="T5">8 Dar pause</text:span></text:p></draw:text-box></draw:frame><draw:line text:anchor-type="paragraph" draw:z-index="5" draw:name="Shape7" draw:style-name="gr2" draw:text-style-name="P12" svg:x1="13.125cm" svg:y1="0.982cm" svg:x2="12.649cm" svg:y2="0.982cm"><text:p/></draw:line></text:p>
      <text:p text:style-name="P4"><text:span text:style-name="T1"><text:tab/> <text:s text:c="33"/></text:span><text:span text:style-name="T2">alt</text:span></text:p>
      <text:p text:style-name="P5"><draw:line text:anchor-type="paragraph" draw:z-index="20" draw:name="Shape2" draw:style-name="gr1" draw:text-style-name="P11" svg:x1="10.948cm" svg:y1="1.064cm" svg:x2="10.948cm" svg:y2="1.593cm"><text:p/></draw:line><text:tab/><text:tab/> <text:s text:c="19"/><text:span text:style-name="T3">larg</text:span></text:p>
      <text:p text:style-name="P5"><text:tab/><text:tab/><text:tab/> <text:s/><text:tab/><text:span text:style-name="T3">comp </text:span></text:p>
      <text:p text:style-name="P5"/>
      <text:p text:style-name="P1"><draw:custom-shape text:anchor-type="paragraph" draw:z-index="12" draw:name="Shape18" draw:style-name="gr5" draw:text-style-name="P17" svg:width="8.127cm" svg:height="1.826cm" svg:x="9.248cm" svg:y="0.252cm"><text:p/><draw:enhanced-geometry svg:viewBox="0 0 21600 21600" draw:type="rectangle" draw:enhanced-path="M 0 0 L 21600 0 21600 21600 0 21600 0 0 Z N"/></draw:custom-shape><text:tab/><text:tab/><text:tab/></text:p>
      <text:p text:style-name="P6"><text:tab/><text:tab/><text:tab/><text:tab/><text:tab/><text:tab/><text:tab/><text:tab/><text:tab/><text:tab/><text:tab/><text:tab/><text:tab/><text:tab/><text:tab/><text:tab/> <text:tab/><text:tab/><text:tab/><text:tab/> <text:s text:c="3"/><text:span text:style-name="T2">vol = alt * larg * comp</text:span></text:p>
      <text:p text:style-name="Standard"><draw:line text:anchor-type="paragraph" draw:z-index="18" draw:name="Shape16" draw:style-name="gr1" draw:text-style-name="P11" svg:x1="16.332cm" svg:y1="0.935cm" svg:x2="16.362cm" svg:y2="1.499cm"><text:p/></draw:line><text:s/></text:p>
      <text:p text:style-name="P1"><draw:custom-shape text:anchor-type="paragraph" draw:z-index="7" draw:name="Shape11" draw:style-name="gr8" draw:text-style-name="P18" svg:width="2.276cm" svg:height="1.377cm" svg:x="15.02cm" svg:y="1.147cm"><text:p text:style-name="P19">vol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line text:anchor-type="paragraph" draw:z-index="8" draw:name="Shape12" draw:style-name="gr2" draw:text-style-name="P12" svg:x1="12.675cm" svg:y1="2.711cm" svg:x2="12.675cm" svg:y2="3.212cm"><text:p/></draw:line><draw:custom-shape text:anchor-type="paragraph" draw:z-index="9" draw:name="Shape13" draw:style-name="gr4" draw:text-style-name="P18" svg:width="3.255cm" svg:height="1.43cm" svg:x="11.019cm" svg:y="1.143cm"><text:p text:style-name="P15">Pula Linh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14" draw:style-name="gr7" draw:text-style-name="P18" svg:width="1.906cm" svg:height="1.165cm" svg:x="11.873cm" svg:y="5.944cm"><text:p text:style-name="P15">FI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3" draw:name="Shape13" draw:style-name="gr4" draw:text-style-name="P16" svg:width="3.255cm" svg:height="1.43cm" svg:x="11.091cm" svg:y="3.452cm"><text:p text:style-name="P15">Pausa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4" draw:name="Shape19" draw:style-name="gr1" draw:text-style-name="P11" svg:x1="12.696cm" svg:y1="5.196cm" svg:x2="12.722cm" svg:y2="5.672cm"><text:p/></draw:line><draw:line text:anchor-type="paragraph" draw:z-index="17" draw:name="Shape15" draw:style-name="gr1" draw:text-style-name="P11" svg:x1="14.875cm" svg:y1="1.905cm" svg:x2="14.519cm" svg:y2="1.905cm"><text:p/></draw:lin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9:38:52.303701118</meta:creation-date>
    <dc:date>2020-03-12T19:56:06.857874424</dc:date>
    <meta:editing-duration>PT1H14M14S</meta:editing-duration>
    <meta:editing-cycles>9</meta:editing-cycles>
    <meta:generator>LibreOffice/6.3.2.2$Linux_X86_64 LibreOffice_project/30$Build-2</meta:generator>
    <meta:document-statistic meta:table-count="0" meta:image-count="0" meta:object-count="0" meta:page-count="1" meta:paragraph-count="13" meta:word-count="10" meta:character-count="169" meta:non-whitespace-character-count="28"/>
  </office:meta>
</office:document-meta>
</file>